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652cm" svg:height="8.89cm" svg:x="5.572cm" svg:y="1.127cm">
          <text:p text:style-name="P1">Initial P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72cm" svg:height="3.556cm" svg:x="5.953cm" svg:y="6.207cm">
          <text:p text:style-name="P1">Regis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72cm" svg:height="3.556cm" svg:x="10.525cm" svg:y="6.08cm">
          <text:p text:style-name="P1">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72cm" svg:height="3.556cm" svg:x="14.208cm" svg:y="10.017cm">
          <text:p text:style-name="P1">Login Credentia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72cm" svg:height="3.556cm" svg:x="8.62cm" svg:y="16.494cm">
          <text:p text:style-name="P1">Question Page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72cm" svg:height="3.556cm" svg:x="2.016cm" svg:y="10.017cm">
          <text:p text:style-name="P1">Register P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72cm" svg:height="3.556cm" svg:x="1.889cm" svg:y="13.827cm">
          <text:p text:style-name="P1">Thank you for Registe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72cm" svg:height="3.556cm" svg:x="8.747cm" svg:y="20.304cm">
          <text:p text:style-name="P1">Thank you p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715cm" svg:y1="9.382cm" svg:x2="5.572cm" svg:y2="10.525cm">
          <text:p/>
        </draw:line>
        <draw:line draw:style-name="gr2" draw:text-style-name="P1" draw:layer="layout" svg:x1="14.335cm" svg:y1="9.255cm" svg:x2="15.097cm" svg:y2="10.271cm">
          <text:p/>
        </draw:line>
        <draw:custom-shape draw:style-name="gr1" draw:text-style-name="P1" draw:layer="layout" svg:width="4.572cm" svg:height="3.556cm" svg:x="12.684cm" svg:y="2.905cm">
          <text:p text:style-name="P1">Abo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953cm" svg:y1="16.875cm" svg:x2="8.62cm" svg:y2="18.018cm">
          <text:p/>
        </draw:line>
        <draw:line draw:style-name="gr2" draw:text-style-name="P1" draw:layer="layout" svg:x1="14.97cm" svg:y1="13.192cm" svg:x2="12.43cm" svg:y2="16.875cm">
          <text:p/>
        </draw:line>
        <draw:custom-shape draw:style-name="gr1" draw:text-style-name="P1" draw:layer="layout" svg:width="4.572cm" svg:height="3.556cm" svg:x="15.859cm" svg:y="5.953cm">
          <text:p text:style-name="P1">Abo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6.494cm" svg:y1="5.953cm" svg:x2="16.748cm" svg:y2="6.334cm">
          <text:p/>
        </draw:line>
        <draw:line draw:style-name="gr2" draw:text-style-name="P1" draw:layer="layout" svg:x1="4.302cm" svg:y1="13.573cm" svg:x2="4.302cm" svg:y2="13.8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Chalmers</meta:initial-creator>
    <meta:creation-date>2016-04-26T19:30:34.10</meta:creation-date>
    <dc:date>2016-04-26T20:44:48.59</dc:date>
    <dc:creator>Bob Chalmers</dc:creator>
    <meta:editing-duration>PT45M3S</meta:editing-duration>
    <meta:editing-cycles>8</meta:editing-cycles>
    <meta:generator>OpenOffice/4.1.2$Win32 OpenOffice.org_project/412m3$Build-9782</meta:generator>
    <meta:document-statistic meta:object-count="16"/>
  </office:meta>
</office:document-meta>
</file>